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SumByPrefRoundTask.reportSumByPrefixRound( List taskSta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SumByPrefRound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SumByPrefRoundTask.RepSumByPrefRound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